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officeooo:rsid="0012ea23" officeooo:paragraph-rsid="0012ea23"/>
    </style:style>
    <style:style style:name="P3" style:family="paragraph" style:parent-style-name="Text_20_body">
      <style:paragraph-properties fo:margin-top="0in" fo:margin-bottom="0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p coloring with 2 bits</text:p>
      <text:p text:style-name="P2"/>
      <text:p text:style-name="Text_20_body">Here is how to reduce the number of required qbits for the map coloring problem (<text:a xlink:type="simple" xlink:href="https://docs.ocean.dwavesys.com/en/latest/examples/map_coloring.html" office:target-frame-name="_blank" xlink:show="new" text:style-name="Internet_20_link" text:visited-style-name="Visited_20_Internet_20_Link">https://docs.ocean.dwavesys.com/en/latest/examples/map_coloring.html</text:a>).</text:p>
      <text:p text:style-name="Text_20_body">First encode the colors using 2 bits instead of 4, replacing</text:p>
      <text:p text:style-name="P1">one_color_configurations = {(0, 0, 0, 1), (0, 0, 1, 0), (0, 1, 0, 0), (1, 0, 0, 0)}</text:p>
      <text:p text:style-name="Text_20_body">by</text:p>
      <text:p text:style-name="P1">one_color_configurations = {(0, 0), (0, 1), (1, 0), (1, 1)}</text:p>
      <text:p text:style-name="Text_20_body">Oh, that's actually include all the possible bit configuration and is not a constraint at all anymore. The variable can be deleted. Still valid is</text:p>
      <text:p text:style-name="P1">colors = 4</text:p>
      <text:p text:style-name="Text_20_body"> All the code setting the constraints for the color configurations can be deleted. For the neighbors, the constraint is that they should not have the same two bits encoding the color (that's the nerd way to say that they should not have the same color). With v0, v1 encoding one color and u0, u1 its neighbor, the constraints are:</text:p>
      <text:p text:style-name="Preformatted_20_Text">def ab_not_equal_cd(a, b, c, d):</text:p>
      <text:p text:style-name="P1"><text:s text:c="4"/>return a != c or b != d</text:p>
      <text:p text:style-name="Preformatted_20_Text">for neighbor in neighbors:</text:p>
      <text:p text:style-name="Preformatted_20_Text"><text:s text:c="4"/>v, u = neighbor</text:p>
      <text:p text:style-name="Preformatted_20_Text"><text:s text:c="4"/>variables = [v+'0',v+'1', u+'0',u+'1']</text:p>
      <text:p text:style-name="P1"><text:s text:c="4"/>csp.add_constraint(ab_not_equal_cd, variables)</text:p>
      <text:p text:style-name="Text_20_body">To plot the map, the color can be recomputed from its two bits. (Looking into the samples for the unconstrained territory raises an exception, the shortest way to handle them without tracking from the start is to put the samples in a dictionary.)</text:p>
      <text:p text:style-name="Preformatted_20_Text">color_map = {}</text:p>
      <text:p text:style-name="Preformatted_20_Text">samples = dict(sample)</text:p>
      <text:p text:style-name="Preformatted_20_Text">for province in provinces:</text:p>
      <text:p text:style-name="Preformatted_20_Text"><text:s text:c="4"/>bit0 = samples.get(province+'0', 0)</text:p>
      <text:p text:style-name="Preformatted_20_Text"><text:s text:c="4"/>bit1 = samples.get(province+'1', 0)</text:p>
      <text:p text:style-name="P1"><text:s text:c="4"/>color_map[province] = bit0 + 2 * bit1</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1:40:51.930590305</meta:creation-date>
    <dc:date>2018-11-29T21:41:44.927621200</dc:date>
    <meta:editing-duration>PT55S</meta:editing-duration>
    <meta:editing-cycles>1</meta:editing-cycles>
    <meta:document-statistic meta:table-count="0" meta:image-count="0" meta:object-count="0" meta:page-count="1" meta:paragraph-count="23" meta:word-count="243" meta:character-count="1489" meta:non-whitespace-character-count="1238"/>
    <meta:generator>LibreOffice/5.1.4.2$MacOSX_X86_64 LibreOffice_project/f99d75f39f1c57ebdd7ffc5f42867c12031db97a</meta:generator>
  </office:meta>
</office:document-meta>
</file>